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C4BFFADE3.jpg" manifest:media-type="image/jpeg"/>
  <manifest:file-entry manifest:full-path="Pictures/200000080000144F0000089683C4D96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r9" style:family="presentation" style:parent-style-name="Vorlage_5f_Impress_5f_Präsentation1-subtitle">
      <style:graphic-properties draw:fill-color="#ffffff" fo:min-height="13.006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layer="layout" svg:width="18.45cm" svg:height="5.159cm" svg:x="1cm" svg:y="1.241cm" presentation:class="title" presentation:user-transformed="true">
          <draw:text-box>
            <text:p>Binary Encoding Using Dichotomies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Low Level Synthesis – Minitask I</text:span></text:p>
                <text:p text:style-name="P1"><text:span text:style-name="T2"/></text:p>
                <text:p text:style-name="P1"><text:span text:style-name="T1">Tim Burkert, Laurenz Kamp</text:span></text:p>
                <text:p text:style-name="P1"><text:span text:style-name="T3"/></text:p>
                <text:p text:style-name="P2"><text:span text:style-name="T4"/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4.06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Binary Encoding using dichotomies</text:p>
              </text:list-item>
              <text:list-item>
                <text:p>Implementation</text:p>
              </text:list-item>
              <text:list-item>
                <text:p>Optimizations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6" draw:layer="layout" svg:width="18.45cm" svg:height="2.545cm" svg:x="0.7cm" svg:y="0.549cm" presentation:class="title" presentation:user-transformed="true">
          <draw:text-box>
            <text:p>Binary Encoding Using Dichotomies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6" draw:layer="layout" svg:width="18.45cm" svg:height="2.545cm" svg:x="0.7cm" svg:y="0.549cm" presentation:class="title">
          <draw:text-box>
            <text:p>Implementat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6" draw:layer="layout" svg:width="18.45cm" svg:height="2.545cm" svg:x="0.7cm" svg:y="0.549cm" presentation:class="title" presentation:user-transformed="true">
          <draw:text-box>
            <text:p>Optimizations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6" draw:layer="layout" svg:width="18.45cm" svg:height="2.545cm" svg:x="0.7cm" svg:y="0.549cm" presentation:class="title">
          <draw:text-box>
            <text:p>Evaluat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1T0">
        <draw:frame presentation:style-name="pr6" draw:layer="layout" svg:width="18.45cm" svg:height="2.545cm" svg:x="0.7cm" svg:y="0.549cm" presentation:class="title" presentation:user-transformed="true">
          <draw:text-box>
            <text:p>Questions</text:p>
          </draw:text-box>
        </draw:frame>
        <draw:frame presentation:style-name="pr9" draw:layer="layout" svg:width="23.933cm" svg:height="13.006cm" svg:x="0.697cm" svg:y="4.457cm" presentation:class="subtitle">
          <draw:text-box>
            <text:p>Any 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letter-kerning="true"/>
    </style:style>
    <style:style style:name="MP5" style:family="paragraph">
      <style:paragraph-properties style:text-autospace="none"/>
    </style:style>
    <style:style style:name="MP6" style:family="paragraph">
      <style:paragraph-properties style:text-autospace="none"/>
      <style:text-properties fo:color="#000000" style:font-name="Arial1" fo:font-size="10pt" style:letter-kerning="true"/>
    </style:style>
    <style:style style:name="MP7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7-06-12">12.06.17</text:date></text:span><text:span text:style-name="MT2"> <text:s/>| <text:s/>TU Darmstadt <text:s/>| <text:s/>Fachgebiet Rechnersysteme <text:s/>| Tim Burkert, Laurenz Kamp <text:s/>| <text:s/></text:span><text:span text:style-name="MT2"><text:page-number>&lt;Nummer&gt;</text:page-number></text:span></text:p>
        </draw:text-box>
      </draw:frame>
      <draw:custom-shape presentation:style-name="Mpr2" draw:text-style-name="MP3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4" draw:layer="backgroundobjects" svg:x1="0.7cm" svg:y1="6.84cm" svg:x2="24.7cm" svg:y2="6.84cm">
        <text:p/>
      </draw:line>
      <draw:line presentation:style-name="Mpr3" draw:text-style-name="MP3" draw:layer="backgroundobjects" svg:x1="0.7cm" svg:y1="1.04cm" svg:x2="24.7cm" svg:y2="1.04cm">
        <text:p/>
      </draw:line>
      <draw:frame draw:style-name="Mgr5" draw:text-style-name="MP3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49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3" draw:layer="backgroundobjects" svg:x1="0.7cm" svg:y1="1.04cm" svg:x2="24.7cm" svg:y2="1.04cm">
        <text:p/>
      </draw:line>
      <draw:line draw:style-name="Mgr7" draw:text-style-name="MP4" draw:layer="backgroundobjects" svg:x1="0.7cm" svg:y1="4.03cm" svg:x2="24.7cm" svg:y2="4.03cm">
        <text:p/>
      </draw:line>
      <draw:frame draw:style-name="Mgr5" draw:text-style-name="MP3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7-06-12">12.06.17</text:date></text:span><text:span text:style-name="MT2"> <text:s/>| <text:s/>TU Darmstadt <text:s/>| <text:s/>Fachgebiet Rechnersysteme <text:s/>| Tim Burkert, Laurenz Kamp <text:s/>| <text:s/></text:span><text:span text:style-name="MT2"><text:page-number>&lt;Nummer&gt;</text:page-number></text:span>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7M26S</meta:editing-duration>
    <meta:editing-cycles>14</meta:editing-cycles>
    <meta:generator>LibreOffice/4.2.8.2$Linux_X86_64 LibreOffice_project/420m0$Build-2</meta:generator>
    <dc:date>2017-06-12T14:43:22.056285965</dc:date>
    <meta:document-statistic meta:object-count="69"/>
  </office:meta>
</office:document-meta>
</file>